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08" calcext:value-type="float">
            <text:p>132.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8296" calcext:value-type="float">
            <text:p>131.9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3644" calcext:value-type="float">
            <text:p>131.5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82288" calcext:value-type="float">
            <text:p>131.0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71976" calcext:value-type="float">
            <text:p>130.8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306" calcext:value-type="float">
            <text:p>130.5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56864" calcext:value-type="float">
            <text:p>130.3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31896" calcext:value-type="float">
            <text:p>130.2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388" calcext:value-type="float">
            <text:p>130.1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8196" calcext:value-type="float">
            <text:p>129.9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53944" calcext:value-type="float">
            <text:p>129.8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59" calcext:value-type="float">
            <text:p>129.1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04264" calcext:value-type="float">
            <text:p>128.6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2144" calcext:value-type="float">
            <text:p>126.8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0816" calcext:value-type="float">
            <text:p>125.4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90176" calcext:value-type="float">
            <text:p>124.0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28176" calcext:value-type="float">
            <text:p>123.3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04632" calcext:value-type="float">
            <text:p>122.4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15912" calcext:value-type="float">
            <text:p>121.2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10656" calcext:value-type="float">
            <text:p>120.3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9344" calcext:value-type="float">
            <text:p>119.7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0784" calcext:value-type="float">
            <text:p>119.8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3736" calcext:value-type="float">
            <text:p>118.2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032" calcext:value-type="float">
            <text:p>116.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712" calcext:value-type="float">
            <text:p>114.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1024" calcext:value-type="float">
            <text:p>114.1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9576" calcext:value-type="float">
            <text:p>111.6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8456" calcext:value-type="float">
            <text:p>110.3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692" calcext:value-type="float">
            <text:p>108.7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42968" calcext:value-type="float">
            <text:p>106.0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3688" calcext:value-type="float">
            <text:p>104.1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3984" calcext:value-type="float">
            <text:p>103.5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996" calcext:value-type="float">
            <text:p>102.5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199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212" calcext:value-type="float">
            <text:p>100.7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9096" calcext:value-type="float">
            <text:p>100.2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0352" calcext:value-type="float">
            <text:p>99.5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6176" calcext:value-type="float">
            <text:p>99.7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3112" calcext:value-type="float">
            <text:p>98.8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198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198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692" calcext:value-type="float">
            <text:p>97.2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198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0264" calcext:value-type="float">
            <text:p>96.6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2736" calcext:value-type="float">
            <text:p>95.0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7192" calcext:value-type="float">
            <text:p>93.3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7192" calcext:value-type="float">
            <text:p>93.3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103</text:p>
          </table:table-cell>
          <table:table-cell office:value-type="string" calcext:value-type="string">
            <text:p>TWDB:1033103</text:p>
          </table:table-cell>
          <table:table-cell office:value-type="string" calcext:value-type="string">
            <text:p>197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